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b77aa" officeooo:paragraph-rsid="001b77a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14th</text:span> of <text:span text:style-name="T5">O</text:span><text:span text:style-name="T4">ctober</text:span><text:span text:style-name="T3"> </text:span>202<text:span text:style-name="T3">5</text:span> under the <text:span text:style-name="T4">49th</text:span> PA Meeting.</text:p>
      <text:p text:style-name="P1"/>
      <text:p text:style-name="P1">The Assembly, recognising the current situation,</text:p>
      <text:p text:style-name="P1"/>
      <text:p text:style-name="P4">Constitutes the need to the allow the privatization of the sniffer and froglight farms which are to be built by Porpoistan. Creating an exception to S.R. 5.</text:p>
      <text:p text:style-name="P1"/>
      <text:p text:style-name="P1">And proceeds.</text:p>
      <text:p text:style-name="P1"/>
      <text:p text:style-name="P1">Signed by,</text:p>
      <text:p text:style-name="P4">Txots</text:p>
      <text:p text:style-name="P1"/>
      <text:p text:style-name="P1"/>
      <text:p text:style-name="P1"/>
      <text:p text:style-name="Standard"><text:span text:style-name="T1">[</text:span><text:span text:style-name="T2">Motion 49-5: To allow the privatization of the Sniffer and Froglight farms to be built by Porpoista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4T18:39:53.381950030</dc:date>
    <meta:editing-duration>PT2M56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70" meta:character-count="421" meta:non-whitespace-character-count="358"/>
  </office:meta>
</office:document-meta>
</file>